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TripplePulsar Vault: A Rust-Based Cryptographic File Sequestration System**<text:line-break/><text:line-break/>## Abstract<text:line-break/><text:line-break/>TripplePulsar Vault (TPV) is a cryptographic file protection system designed to explore the practical integration of modern cryptographic primitives within a memory-safe systems programming environment.<text:line-break/><text:line-break/>The system combines **Argon2id key derivation, BLAKE3 streaming hashing, and AES-256-GCM authenticated encryption** to create encrypted vault files resistant to offline brute-force attacks and ciphertext manipulation.<text:line-break/><text:line-break/>TPV also incorporates memory-safety practices provided by Rust, reducing the risk of accidental exposure of sensitive data in memory.<text:line-break/><text:line-break/>## Design Goals<text:line-break/><text:line-break/>The system was designed with the following objectives:<text:line-break/><text:line-break/>1. Use well-established cryptographic primitives rather than novel algorithms.<text:line-break/>2. Resist offline password-cracking attacks through memory-hard key derivation.<text:line-break/>3. Enable optional integration of large deterministic datasets into the key-derivation process.<text:line-break/>4. Minimize sensitive data exposure in system memory.<text:line-break/>5. Provide authenticated encryption with strong tamper detection.<text:line-break/><text:line-break/>## Key Derivation<text:line-break/><text:line-break/>TripplePulsar derives encryption keys through the following process:</text:p>
      <text:p text:style-name="P1"><text:tab/>dataset_hash = BLAKE3(dataset)</text:p>
      <text:p text:style-name="P1"><text:tab/>IKM = passphrase || dataset_hash</text:p>
      <text:p text:style-name="P1"><text:tab/>derived_key = Argon2id(IKM, salt)<text:line-break/><text:line-break/></text:p>
      <text:p text:style-name="P1">The dataset component is optional but allows users to introduce additional deterministic entropy into the key derivation process.<text:line-break/><text:line-break/>Argon2id parameters are configured to enforce significant memory usage during derivation, increasing the cost of brute-force attempts.<text:line-break/><text:line-break/>## Streaming Dataset Hashing<text:line-break/><text:line-break/>To support extremely large datasets, the system hashes files using a streaming architecture.<text:line-break/><text:line-break/>The dataset is processed through a buffered reader and hashed in 64-kilobyte blocks.<text:line-break/><text:line-break/>This approach provides several benefits:<text:line-break/><text:line-break/>- low memory consumption<text:line-break/>- high throughput on SSD storage<text:line-break/>- deterministic hashing of large files<text:line-break/><text:line-break/>## Authenticated Encryption<text:line-break/><text:line-break/>Vault payloads are encrypted using **AES-256-GCM**.<text:line-break/><text:soft-page-break/><text:line-break/>This AEAD scheme provides:<text:line-break/><text:line-break/>- confidentiality of encrypted data<text:line-break/>- integrity verification<text:line-break/>- protection against ciphertext tampering<text:line-break/><text:line-break/>Vault metadata is included as **Associated Authenticated Data (AAD)**, ensuring that modifications to header fields invalidate the authentication tag.<text:line-break/><text:line-break/>## Memory Safety<text:line-break/><text:line-break/>Rust provides strong guarantees regarding memory safety and ownership.<text:line-break/><text:line-break/>TripplePulsar additionally uses specialized libraries to protect sensitive data:<text:line-break/><text:line-break/>- `secrecy` for secure secret handling<text:line-break/>- `zeroize` for explicit memory clearing<text:line-break/><text:line-break/>These mechanisms reduce the risk of cryptographic keys remaining in memory after use.<text:line-break/><text:line-break/>## Operating System Integration<text:line-break/><text:line-break/>TripplePulsar interfaces with Windows system APIs to verify that memory locking is supported on the host platform.<text:line-break/><text:line-break/>The application also clears clipboard data during certain operations to reduce the risk of accidental information leakage.<text:line-break/><text:line-break/>## Threat Model<text:line-break/><text:line-break/>The system is designed to defend against:<text:line-break/><text:line-break/>- offline brute-force attacks against encrypted vaults<text:line-break/>- ciphertext tampering<text:line-break/>- accidental memory exposure of cryptographic keys<text:line-break/>- plaintext file recovery after encryption<text:line-break/><text:line-break/>The system does **not attempt to defend against a fully compromised host system**.<text:line-break/><text:line-break/>## Limitations<text:line-break/><text:line-break/>TripplePulsar Vault has several limitations:<text:line-break/><text:line-break/>- it has not undergone independent security auditing<text:line-break/>- secure deletion cannot be guaranteed on SSD storage<text:line-break/>- hardware key storage is not yet implemented<text:line-break/><text:line-break/>Future versions may integrate hardware security modules such as TPM 2.0.<text:line-break/><text:line-break/>## Conclusion<text:line-break/><text:line-break/>TripplePulsar Vault demonstrates how modern cryptographic primitives can be combined with memory-safe systems programming to build practical defensive security tools.<text:line-break/><text:line-break/><text:soft-page-break/>The project illustrates the advantages of Rust for implementing cryptographic software that emphasizes both performance and safet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style:font-name="Arial" fo:font-size="12pt" fo:font-weight="bold" officeooo:paragraph-rsid="00142aba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ipplePulsar Vault: A Rust-Based Cryptographic File Sequestration Syste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20:36:47.655634500</meta:creation-date>
    <dc:date>2026-03-08T23:31:00.675075700</dc:date>
    <meta:editing-duration>PT10M58S</meta:editing-duration>
    <meta:editing-cycles>5</meta:editing-cycles>
    <meta:generator>LibreOffice/26.2.1.2$Windows_X86_64 LibreOffice_project/620$Build-2</meta:generator>
    <meta:document-statistic meta:table-count="0" meta:image-count="0" meta:object-count="0" meta:page-count="3" meta:paragraph-count="6" meta:word-count="511" meta:character-count="3877" meta:non-whitespace-character-count="3327"/>
  </office:meta>
</office:document-meta>
</file>